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032" officeooo:paragraph-rsid="001e9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objis.com/formation-java/tutoriel-java-acces-donnees-jdbc.html" text:style-name="Internet_20_link" text:visited-style-name="Visited_20_Internet_20_Link">http://www.objis.com/formation-java/tutoriel-java-acces-donnees-jdbc.html</text:a></text:p>
      <text:p text:style-name="P1">https://openclassrooms.com/courses/apprenez-a-programmer-en-java/jdbc-la-porte-d-acces-aux-bases-de-donne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37:27.358191340</meta:creation-date>
    <dc:date>2017-10-05T13:38:16.844204108</dc:date>
    <meta:editing-duration>PT50S</meta:editing-duration>
    <meta:editing-cycles>1</meta:editing-cycles>
    <meta:document-statistic meta:table-count="0" meta:image-count="0" meta:object-count="0" meta:page-count="1" meta:paragraph-count="2" meta:word-count="2" meta:character-count="180" meta:non-whitespace-character-count="180"/>
    <meta:generator>LibreOffice/4.3.3.2$Linux_X86_64 LibreOffice_project/430m0$Build-2</meta:generator>
  </office:meta>
</office:document-meta>
</file>